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NRAI</text:p>
      <text:p text:style-name="Standard"></text:p>
      <text:p text:style-name="Standard">Desenvolvido por:</text:p>
      <text:p text:style-name="Standard"></text:p>
      <text:p text:style-name="Standard">Ivan Batista da Silva</text:p>
      <text:p text:style-name="Standard">Jorge Confessor de Moura Junior</text:p>
      <text:p text:style-name="Standard">Vitoria Maria Lucio Deon <text:s/></text:p>
      <text:p text:style-name="Standard"><text:tab/></text:p>
      <text:p text:style-name="Standard">Programa desenvolvido em linguagem C++ para criar um sistema de gerenciamento de banco de dados. Com o intuito de servir como atividade avaliativa na disciplina de Linguagem de Programação I alocada ao Curso de Bacharelado em T.I. lotado no Instituto Metropóle Digital. Todas as funcionalidades pedidas no documento foram implementadas, além delas implementamos uma função extra em que o usuário pode abrir a sua tabela no libreofice direto do terminal e visualizá-la no programa. <text:s/></text:p>
      <text:p text:style-name="Standard"></text:p>
      <text:p text:style-name="Standard"></text:p>
      <text:p text:style-name="Standard">Modo de uso</text:p>
      <text:p text:style-name="Standard"></text:p>
      <text:p text:style-name="Standard"><text:tab/>Abra o terminal na pasta do projeto e digite o seguinte:</text:p>
      <text:p text:style-name="Standard"></text:p>
      <text:p text:style-name="Standard"><text:tab/>$ g++ startup.cpp</text:p>
      <text:p text:style-name="Standard"><text:tab/></text:p>
      <text:p text:style-name="Standard"><text:tab/>Para inicialização, digite o seguinte comando:</text:p>
      <text:p text:style-name="Standard"></text:p>
      <text:p text:style-name="Standard"><text:tab/>$ ./a.out</text:p>
      <text:p text:style-name="Standard"></text:p>
      <text:p text:style-name="Standard">Funções disponíveis</text:p>
      <text:p text:style-name="Standard"></text:p>
      <text:p text:style-name="Standard"><text:tab/>1. Criar Tabela (Feito por Ivan,Jorge e Vitoria)</text:p>
      <text:p text:style-name="Standard"></text:p>
      <text:p text:style-name="Standard"><text:tab/>2. Listagem das Tabelas criadas (Feito por Ivan,Jorge e Vitoria)</text:p>
      <text:p text:style-name="Standard"></text:p>
      <text:p text:style-name="Standard"><text:tab/>3. Adicionar linha (Feito por Ivan,Jorge e Vitoria)</text:p>
      <text:p text:style-name="Standard"></text:p>
      <text:p text:style-name="Standard"><text:tab/>4. Listar dados (Feito por Ivan,Jorge e Vitoria)</text:p>
      <text:p text:style-name="Standard"></text:p>
      <text:p text:style-name="Standard"><text:tab/>5. Pesquisa de dados (Feito por Ivan,Jorge e Vitoria)</text:p>
      <text:p text:style-name="Standard"></text:p>
      <text:p text:style-name="Standard"><text:tab/> <text:s/>5.1 - Valores maior que o valor informado (Feito por Ivan,Jorge e Vitoria) </text:p>
      <text:p text:style-name="Standard"><text:tab/> <text:s/>5.2 - Valores maior ou igual que o valor informado (Feito por Ivan,Jorge e Vitoria) </text:p>
      <text:p text:style-name="Standard"><text:tab/> <text:s/>5.3 - Valores igual o valor informado (Feito por Ivan,Jorge e Vitoria) </text:p>
      <text:p text:style-name="Standard"><text:tab/> <text:s/>5.4 - Valores menor que o valor informado (Feito por Ivan,Jorge e Vitoria) </text:p>
      <text:p text:style-name="Standard"><text:tab/> <text:s/>5.5 - Valores menor ou igual que o valor informado (Feito por Ivan,Jorge e Vitoria) </text:p>
      <text:p text:style-name="Standard"><text:tab/> <text:s/>5.6 - Valores próximo ao valor informado (Feito por Jorge)</text:p>
      <text:p text:style-name="Standard"><text:tab/> </text:p>
      <text:p text:style-name="Standard"><text:tab/>6. Apagar valor (Feito por Ivan,Jorge e Vitoria)</text:p>
      <text:p text:style-name="Standard"></text:p>
      <text:p text:style-name="Standard"><text:tab/>7. Apagar Tabelas (Feito por Ivan,Jorge e Vitoria)</text:p>
      <text:p text:style-name="Standard"></text:p>
      <text:p text:style-name="Standard"><text:tab/>Ao implementar a função de deletar valores da tabela, optamos por utilizar o método de criar um novo arquivo, passar as informações para esse novo arquivo sem a informação da linha que o usuário gostaria de deletar, e renomear esse novo arquivo com mesmo nome do original. Dessa <text:soft-page-break/>forma entedemos que há uma forma mais simples de implementar isso, como por exemplo, fazer a alteração no mesmo arquivo sem a necessidade da criação de outro e salva-lo, deixando o codigo mais limpo e programa mais rápido e lev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9-11-18T16:33:09</meta:creation-date>
    <dc:date>2019-11-18T16:36:04</dc:date>
    <dc:creator>Aluno </dc:creator>
    <meta:editing-duration>P0D</meta:editing-duration>
    <meta:editing-cycles>1</meta:editing-cycles>
    <meta:document-statistic meta:table-count="0" meta:image-count="0" meta:object-count="0" meta:page-count="2" meta:paragraph-count="45" meta:word-count="342" meta:character-count="2137" meta:non-whitespace-character-count="1733"/>
    <meta:generator>LibreOffice/3.5$Linux_X86_64 LibreOffice_project/350m1$Build-2</meta:generator>
  </office:meta>
</office:document-meta>
</file>